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4b47f" officeooo:paragraph-rsid="0004b47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765f" officeooo:paragraph-rsid="000276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765f" officeooo:paragraph-rsid="0002765f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9f419" officeooo:paragraph-rsid="0019f41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9f419"/>
    </style:style>
    <style:style style:name="T1" style:family="text">
      <style:text-properties fo:font-weight="normal" officeooo:rsid="0019f41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B III</text:p>
      <text:p text:style-name="P2"/>
      <text:p text:style-name="P2">METODOLOGI</text:p>
      <text:p text:style-name="P2"/>
      <text:list xml:id="list2983221797" text:style-name="L1">
        <text:list-item>
          <text:p text:style-name="P5">DFD (Data Flow Diagram)</text:p>
          <text:p text:style-name="P5"/>
        </text:list-item>
        <text:list-item>
          <text:p text:style-name="P6"><text:span text:style-name="T1">Relasi T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6:43.643666562</meta:creation-date>
    <dc:date>2017-05-03T00:06:52.000639477</dc:date>
    <meta:editing-duration>PT52M50S</meta:editing-duration>
    <meta:editing-cycles>24</meta:editing-cycles>
    <meta:generator>LibreOffice/5.3.2.2$Linux_X86_64 LibreOffice_project/30m0$Build-2</meta:generator>
    <meta:document-statistic meta:table-count="0" meta:image-count="0" meta:object-count="0" meta:page-count="1" meta:paragraph-count="4" meta:word-count="11" meta:character-count="56" meta:non-whitespace-character-count="51"/>
  </office:meta>
</office:document-meta>
</file>